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s Ríos más largos de España.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ÍOS</text:p>
          </table:table-cell>
          <table:table-cell office:value-type="string" calcext:value-type="string">
            <text:p>KMS.</text:p>
          </table:table-cell>
        </table:table-row>
        <table:table-row table:style-name="ro1">
          <table:table-cell office:value-type="string" calcext:value-type="string">
            <text:p>Tajo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bro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Duero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Guadiana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Guadalquivir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Júcar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Guadaira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Segura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Miño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Guadalaviar o Turia</text:p>
          </table:table-cell>
          <table:table-cell office:value-type="float" office:value="280" calcext:value-type="float">
            <text:p>2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8">00/00/0000</text:date>, <text:time style:data-style-name="N2" text:time-value="23:41:17.70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ablo Cepeda</meta:initial-creator>
    <meta:creation-date>2018-02-28T23:39:03.066000000</meta:creation-date>
    <dc:date>2018-02-28T23:41:21.748000000</dc:date>
    <dc:creator>Juan Pablo Cepeda</dc:creator>
    <meta:editing-duration>PT36S</meta:editing-duration>
    <meta:editing-cycles>2</meta:editing-cycles>
    <meta:generator>LibreOffice/5.4.4.2$Windows_X86_64 LibreOffice_project/2524958677847fb3bb44820e40380acbe820f960</meta:generator>
    <meta:document-statistic meta:table-count="1" meta:cell-count="23" meta:object-count="0"/>
  </office:meta>
</office:document-meta>
</file>